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1c46fe" officeooo:paragraph-rsid="001c46fe" style:font-size-asian="14pt" style:font-size-complex="14pt"/>
    </style:style>
    <style:style style:name="P2" style:family="paragraph" style:parent-style-name="Standard">
      <style:text-properties fo:font-size="14pt" style:text-underline-style="none" officeooo:rsid="001c46fe" officeooo:paragraph-rsid="001c46f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tudent</text:p>
      <text:p text:style-name="P1"/>
      <text:p text:style-name="P2">package student1;</text:p>
      <text:p text:style-name="P2"/>
      <text:p text:style-name="P2">public class Student1 {</text:p>
      <text:p text:style-name="P2">int m1,m2,m3;</text:p>
      <text:p text:style-name="P2">Student1(int a,int b,int c)</text:p>
      <text:p text:style-name="P2">{</text:p>
      <text:p text:style-name="P2"><text:s/>m1=a;</text:p>
      <text:p text:style-name="P2"><text:s/>m2=b;</text:p>
      <text:p text:style-name="P2"><text:s/>m3=c;</text:p>
      <text:p text:style-name="P2">}</text:p>
      <text:p text:style-name="P2">public void sum()</text:p>
      <text:p text:style-name="P2"><text:s/>{</text:p>
      <text:p text:style-name="P2">int sum=m1+m2+m3;</text:p>
      <text:p text:style-name="P2">System.out.println("sum ="+sum);</text:p>
      <text:p text:style-name="P2"><text:s/>}</text:p>
      <text:p text:style-name="P2">public void percentage()</text:p>
      <text:p text:style-name="P2">{</text:p>
      <text:p text:style-name="P2">int s=m1+m2+m3;</text:p>
      <text:p text:style-name="P2">int <text:s/>percent=(s*100)/150;</text:p>
      <text:p text:style-name="P2">System.out.println("percentage ="+percent);</text:p>
      <text:p text:style-name="P2">}</text:p>
      <text:p text:style-name="P2"/>
      <text:p text:style-name="P2"><text:s text:c="2"/></text:p>
      <text:p text:style-name="P2">public static void main(String[] args)</text:p>
      <text:p text:style-name="P2">{</text:p>
      <text:p text:style-name="P2">Student1 s1=new Student1(20,50,40);</text:p>
      <text:p text:style-name="P2">s1.sum();</text:p>
      <text:p text:style-name="P2">s1.percentage();</text:p>
      <text:p text:style-name="P2">}</text:p>
      <text:p text:style-name="P2"><text:s text:c="8"/></text:p>
      <text:p text:style-name="P2">}</text:p>
      <text:p text:style-name="P2"/>
      <text:p text:style-name="P2">2. <text:span text:style-name="T1">Employee</text:span></text:p>
      <text:p text:style-name="P2"><text:span text:style-name="T2"/></text:p>
      <text:p text:style-name="P2">package employee;</text:p>
      <text:p text:style-name="P2"/>
      <text:p text:style-name="P2">public class Employee {</text:p>
      <text:p text:style-name="P2">int emp_id;</text:p>
      <text:p text:style-name="P2"><text:s text:c="4"/>String emp_name;</text:p>
      <text:p text:style-name="P2"><text:s text:c="4"/>int salary;</text:p>
      <text:p text:style-name="P2"><text:s text:c="4"/>Employee(int a,String b,int c)</text:p>
      <text:p text:style-name="P2"><text:s text:c="4"/>{</text:p>
      <text:p text:style-name="P2"><text:s text:c="6"/>emp_id = a;</text:p>
      <text:p text:style-name="P2"><text:soft-page-break/><text:s text:c="6"/>emp_name = b;</text:p>
      <text:p text:style-name="P2"><text:s text:c="6"/>salary = c;</text:p>
      <text:p text:style-name="P2"><text:s text:c="4"/>}</text:p>
      <text:p text:style-name="P2"><text:s text:c="4"/>public void totalsalary()</text:p>
      <text:p text:style-name="P2"><text:s text:c="4"/>{</text:p>
      <text:p text:style-name="P2"><text:s text:c="4"/>int totalsalary = salary+((salary*20)/100);</text:p>
      <text:p text:style-name="P2"><text:s text:c="4"/>System.out.println("totalsalary is:" +totalsalary);</text:p>
      <text:p text:style-name="P2"><text:s text:c="4"/></text:p>
      <text:p text:style-name="P2">}</text:p>
      <text:p text:style-name="P2"><text:s text:c="4"/></text:p>
      <text:p text:style-name="P2"><text:s text:c="4"/>public static void main(String[] args) {</text:p>
      <text:p text:style-name="P2"><text:s text:c="8"/>Employee E = new Employee(8,"riya",10000);</text:p>
      <text:p text:style-name="P2"><text:s text:c="8"/></text:p>
      <text:p text:style-name="P2"><text:s text:c="8"/>E.totalsalary();</text:p>
      <text:p text:style-name="P2"><text:s text:c="8"/>// TODO code application logic here</text:p>
      <text:p text:style-name="P2"><text:s text:c="4"/>}</text:p>
      <text:p text:style-name="P2"><text:s text:c="4"/></text:p>
      <text:p text:style-name="P2">}</text:p>
      <text:p text:style-name="P2"/>
      <text:p text:style-name="P2">3. <text:span text:style-name="T1">Rectangle</text:span></text:p>
      <text:p text:style-name="P2">package rectangle;</text:p>
      <text:p text:style-name="P2"/>
      <text:p text:style-name="P2"/>
      <text:p text:style-name="P2">public class Rectangle {</text:p>
      <text:p text:style-name="P2"><text:s text:c="5"/>int length, breadth;</text:p>
      <text:p text:style-name="P2"><text:s text:c="4"/>Rectangle (int l,int b){</text:p>
      <text:p text:style-name="P2"><text:s text:c="12"/>length=l;</text:p>
      <text:p text:style-name="P2"><text:s text:c="12"/>breadth=b;</text:p>
      <text:p text:style-name="P2"><text:s text:c="4"/>}</text:p>
      <text:p text:style-name="P2"><text:s text:c="4"/>public void area(){</text:p>
      <text:p text:style-name="P2"><text:s text:c="8"/>int area = length*breadth;</text:p>
      <text:p text:style-name="P2"><text:s text:c="8"/>System.out.println("area is:"+area);</text:p>
      <text:p text:style-name="P2"><text:s text:c="4"/>}</text:p>
      <text:p text:style-name="P2"><text:s text:c="4"/>public void perimeter(){</text:p>
      <text:p text:style-name="P2"><text:s text:c="8"/>int perimeter = 2*(length+breadth);</text:p>
      <text:p text:style-name="P2"><text:s text:c="8"/>System.out.println("perimeter is:"+perimeter);</text:p>
      <text:p text:style-name="P2"><text:s text:c="4"/>} <text:s text:c="5"/></text:p>
      <text:p text:style-name="P2"/>
      <text:p text:style-name="P2">public static void main(String[] args) {</text:p>
      <text:p text:style-name="P2"><text:s/>Rectangle R1 =new Rectangle (12,10);</text:p>
      <text:p text:style-name="P2"><text:s text:c="8"/>Rectangle R2 =new Rectangle (8,10);</text:p>
      <text:p text:style-name="P2"><text:s text:c="8"/>R1.area();</text:p>
      <text:p text:style-name="P2"><text:s text:c="8"/>R1.perimeter();</text:p>
      <text:p text:style-name="P2"><text:s text:c="8"/>R2.area();</text:p>
      <text:p text:style-name="P2"><text:s text:c="8"/>R2.perimeter();</text:p>
      <text:p text:style-name="P2"><text:soft-page-break/><text:s text:c="4"/>}</text:p>
      <text:p text:style-name="P2"><text:s text:c="4"/>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6:13:30.119338872</meta:creation-date>
    <dc:date>2022-03-31T16:16:35.819803718</dc:date>
    <meta:editing-duration>PT3M8S</meta:editing-duration>
    <meta:editing-cycles>1</meta:editing-cycles>
    <meta:document-statistic meta:table-count="0" meta:image-count="0" meta:object-count="0" meta:page-count="3" meta:paragraph-count="83" meta:word-count="173" meta:character-count="1527" meta:non-whitespace-character-count="1168"/>
    <meta:generator>LibreOffice/6.0.7.3$Linux_X86_64 LibreOffice_project/00m0$Build-3</meta:generator>
  </office:meta>
</office:document-meta>
</file>